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Times New Roman1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8.017cm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A3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Text_20_body">
      <style:paragraph-properties fo:text-align="justify" style:justify-single-word="false"/>
      <style:text-properties officeooo:paragraph-rsid="000181aa"/>
    </style:style>
    <style:style style:name="P2" style:family="paragraph" style:parent-style-name="front_5f_sub">
      <style:paragraph-properties fo:text-align="justify" style:justify-single-word="false"/>
      <style:text-properties officeooo:paragraph-rsid="0002935a"/>
    </style:style>
    <style:style style:name="P3" style:family="paragraph" style:parent-style-name="Normal">
      <style:paragraph-properties fo:text-align="justify" style:justify-single-word="false"/>
      <style:text-properties officeooo:paragraph-rsid="0002935a"/>
    </style:style>
    <style:style style:name="P4" style:family="paragraph" style:parent-style-name="Normal">
      <style:paragraph-properties fo:text-align="justify" style:justify-single-word="false"/>
      <style:text-properties officeooo:rsid="0028ca5d" officeooo:paragraph-rsid="0002935a"/>
    </style:style>
    <style:style style:name="P5" style:family="paragraph" style:parent-style-name="Normal">
      <style:text-properties officeooo:paragraph-rsid="00078381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2935a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61b9f" officeooo:paragraph-rsid="000181aa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02463" officeooo:paragraph-rsid="0002935a"/>
    </style:style>
    <style:style style:name="P9" style:family="paragraph" style:parent-style-name="Standard">
      <style:paragraph-properties fo:text-align="justify" style:justify-single-word="false"/>
      <style:text-properties officeooo:paragraph-rsid="000181aa"/>
    </style:style>
    <style:style style:name="P10" style:family="paragraph" style:parent-style-name="Standard">
      <style:paragraph-properties fo:text-align="justify" style:justify-single-word="false"/>
      <style:text-properties officeooo:rsid="00002463" officeooo:paragraph-rsid="0002935a"/>
    </style:style>
    <style:style style:name="P11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normal" officeooo:rsid="001c357b" officeooo:paragraph-rsid="000181aa" style:text-blinking="false" fo:background-color="transparent" style:font-weight-asian="normal" style:font-weight-complex="normal"/>
    </style:style>
    <style:style style:name="P12" style:family="paragraph" style:parent-style-name="Text_20_body" style:list-style-name="L1">
      <style:paragraph-properties fo:line-height="115%" fo:text-align="justify" style:justify-single-word="false"/>
      <style:text-properties style:font-name="Times New Roman" officeooo:paragraph-rsid="000181aa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Times New Roman" officeooo:paragraph-rsid="0001e922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Times New Roman" officeooo:paragraph-rsid="000181aa"/>
    </style:style>
    <style:style style:name="P15" style:family="paragraph" style:parent-style-name="Text_20_body">
      <style:paragraph-properties fo:line-height="115%" fo:text-align="justify" style:justify-single-word="false"/>
      <style:text-properties style:font-name="Times New Roman" officeooo:paragraph-rsid="0001e922" fo:background-color="#ffbf00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Times New Roman" officeooo:paragraph-rsid="000181aa" fo:background-color="#ffbf00"/>
    </style:style>
    <style:style style:name="P17" style:family="paragraph" style:parent-style-name="Text_20_body">
      <style:paragraph-properties fo:line-height="115%" fo:text-align="justify" style:justify-single-word="false"/>
      <style:text-properties style:font-name="Times New Roman" fo:font-weight="bold" officeooo:rsid="0001e922" officeooo:paragraph-rsid="0001e922" style:font-weight-asian="bold" style:font-weight-complex="bold"/>
    </style:style>
    <style:style style:name="P18" style:family="paragraph" style:parent-style-name="Text_20_body" style:list-style-name="L2">
      <style:paragraph-properties fo:line-height="115%" fo:text-align="justify" style:justify-single-word="false"/>
      <style:text-properties style:font-name="Times New Roman" fo:font-weight="bold" officeooo:rsid="0001e922" officeooo:paragraph-rsid="000181aa" style:font-weight-asian="bold" style:font-weight-complex="bold"/>
    </style:style>
    <style:style style:name="P19" style:family="paragraph" style:parent-style-name="Text_20_body">
      <style:paragraph-properties fo:line-height="115%" fo:text-align="justify" style:justify-single-word="false"/>
      <style:text-properties style:font-name="Times New Roman" fo:font-weight="bold" officeooo:rsid="0021c89d" officeooo:paragraph-rsid="000181aa" style:font-weight-asian="bold" style:font-weight-complex="bold"/>
    </style:style>
    <style:style style:name="P20" style:family="paragraph" style:parent-style-name="Text_20_body" style:list-style-name="L3">
      <style:paragraph-properties fo:text-align="justify" style:justify-single-word="false"/>
      <style:text-properties style:font-name="Times New Roman" fo:font-weight="bold" officeooo:rsid="001b6b63" officeooo:paragraph-rsid="000181aa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weight="bold" officeooo:rsid="0014c3da" officeooo:paragraph-rsid="000181aa" style:font-weight-asian="bold" style:font-weight-complex="bold"/>
    </style:style>
    <style:style style:name="P22" style:family="paragraph" style:parent-style-name="Text_20_body">
      <style:paragraph-properties fo:line-height="115%" fo:text-align="justify" style:justify-single-word="false"/>
      <style:text-properties style:font-name="Times New Roman" fo:font-weight="normal" officeooo:rsid="0021c89d" officeooo:paragraph-rsid="000181aa" style:font-weight-asian="normal" style:font-weight-complex="normal"/>
    </style:style>
    <style:style style:name="P23" style:family="paragraph" style:parent-style-name="Text_20_body">
      <style:paragraph-properties fo:line-height="115%" fo:text-align="justify" style:justify-single-word="false"/>
      <style:text-properties style:font-name="Times New Roman" fo:font-weight="normal" officeooo:rsid="0021c89d" officeooo:paragraph-rsid="0001e922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weight="normal" officeooo:rsid="0014c3da" officeooo:paragraph-rsid="000181aa" style:font-weight-asian="normal" style:font-weight-complex="normal"/>
    </style:style>
    <style:style style:name="P25" style:family="paragraph" style:parent-style-name="Text_20_body">
      <style:paragraph-properties fo:line-height="115%" fo:text-align="justify" style:justify-single-word="false"/>
      <style:text-properties style:font-name="Times New Roman" officeooo:rsid="0021c89d" officeooo:paragraph-rsid="0002935a"/>
    </style:style>
    <style:style style:name="P26" style:family="paragraph" style:parent-style-name="Text_20_body">
      <style:paragraph-properties fo:line-height="115%" fo:text-align="justify" style:justify-single-word="false"/>
      <style:text-properties style:font-name="Times New Roman" fo:font-size="13pt" officeooo:rsid="0021c89d" officeooo:paragraph-rsid="0001e922" style:font-size-asian="13pt" style:font-size-complex="13pt"/>
    </style:style>
    <style:style style:name="P27" style:family="paragraph" style:parent-style-name="Text_20_body">
      <style:paragraph-properties fo:line-height="115%" fo:text-align="justify" style:justify-single-word="false"/>
      <style:text-properties style:use-window-font-color="true" style:font-name="Times New Roman" fo:font-weight="bold" officeooo:rsid="0001e922" officeooo:paragraph-rsid="0002935a" fo:background-color="transparent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Times New Roman" fo:font-size="10.5pt" fo:letter-spacing="normal" fo:font-style="normal" fo:font-weight="normal" officeooo:paragraph-rsid="000181aa" fo:background-color="transparent" style:font-weight-asian="normal" style:font-weight-complex="normal"/>
    </style:style>
    <style:style style:name="P29" style:family="paragraph" style:parent-style-name="front_5f_sub">
      <style:text-properties style:font-name="Times New Roman" officeooo:rsid="00078381" officeooo:paragraph-rsid="00078381"/>
    </style:style>
    <style:style style:name="P30" style:family="paragraph" style:parent-style-name="_3c_l_3e_">
      <style:paragraph-properties fo:text-align="justify" style:justify-single-word="false"/>
      <style:text-properties style:font-name="Times New Roman" officeooo:paragraph-rsid="0002935a"/>
    </style:style>
    <style:style style:name="P31" style:family="paragraph" style:parent-style-name="_3c_l_3e_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officeooo:rsid="0007b7e0" officeooo:paragraph-rsid="0007b7e0" fo:background-color="transparent"/>
    </style:style>
    <style:style style:name="P32" style:family="paragraph" style:parent-style-name="_3c_l_3e_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language="en" fo:country="US" fo:font-style="normal" style:text-underline-style="none" fo:font-weight="normal" officeooo:rsid="00078381" officeooo:paragraph-rsid="00078381" fo:background-color="#ffffff" style:font-style-asian="normal" style:font-weight-asian="normal" style:font-style-complex="normal" style:font-weight-complex="normal"/>
    </style:style>
    <style:style style:name="P33" style:family="paragraph" style:parent-style-name="Normal">
      <style:text-properties style:font-name="Times New Roman"/>
    </style:style>
    <style:style style:name="P34" style:family="paragraph" style:parent-style-name="Normal">
      <style:paragraph-properties fo:text-align="justify" style:justify-single-word="false"/>
      <style:text-properties style:font-name="Times New Roman" officeooo:paragraph-rsid="0002935a"/>
    </style:style>
    <style:style style:name="P35" style:family="paragraph" style:parent-style-name="Normal">
      <style:paragraph-properties fo:text-align="justify" style:justify-single-word="false"/>
      <style:text-properties style:font-name="Times New Roman" officeooo:rsid="0028ca5d" officeooo:paragraph-rsid="0002935a"/>
    </style:style>
    <style:style style:name="P36" style:family="paragraph" style:parent-style-name="Normal">
      <style:paragraph-properties fo:text-align="justify" style:justify-single-word="false"/>
      <style:text-properties style:font-name="Times New Roman" fo:font-weight="bold" officeooo:rsid="00207948" officeooo:paragraph-rsid="0002935a" style:font-weight-asian="bold" style:font-weight-complex="bold"/>
    </style:style>
    <style:style style:name="P37" style:family="paragraph" style:parent-style-name="Normal">
      <style:paragraph-properties fo:text-align="justify" style:justify-single-word="false"/>
      <style:text-properties style:font-name="Times New Roman" officeooo:rsid="00162655" officeooo:paragraph-rsid="0002935a"/>
    </style:style>
    <style:style style:name="P38" style:family="paragraph" style:parent-style-name="Normal">
      <style:text-properties style:font-name="Times New Roman" officeooo:paragraph-rsid="00078381"/>
    </style:style>
    <style:style style:name="P39" style:family="paragraph" style:parent-style-name="Normal">
      <style:paragraph-properties fo:text-align="justify" style:justify-single-word="false"/>
      <style:text-properties style:use-window-font-color="true" style:font-name="Times New Roman" fo:font-weight="bold" officeooo:rsid="00061b9f" officeooo:paragraph-rsid="000181aa" fo:background-color="transparent" style:font-weight-asian="bold" style:font-weight-complex="bold"/>
    </style:style>
    <style:style style:name="P40" style:family="paragraph" style:parent-style-name="_3c_figure_3e_">
      <style:paragraph-properties fo:text-align="justify" style:justify-single-word="false"/>
      <style:text-properties style:font-name="Times New Roman" officeooo:paragraph-rsid="0002935a"/>
    </style:style>
    <style:style style:name="P41" style:family="paragraph" style:parent-style-name="_3c_figure_3e_">
      <style:text-properties style:font-name="Times New Roman" officeooo:rsid="00078381" officeooo:paragraph-rsid="00078381"/>
    </style:style>
    <style:style style:name="P42" style:family="paragraph" style:parent-style-name="_3c_term_3e_">
      <style:paragraph-properties fo:text-align="justify" style:justify-single-word="false"/>
      <style:text-properties style:font-name="Times New Roman" officeooo:paragraph-rsid="0002935a"/>
    </style:style>
    <style:style style:name="P43" style:family="paragraph" style:parent-style-name="_3c_term_3e_">
      <style:text-properties style:use-window-font-color="true" style:font-name="Times New Roman" officeooo:rsid="00078381" officeooo:paragraph-rsid="00078381" fo:background-color="transparent"/>
    </style:style>
    <style:style style:name="P44" style:family="paragraph" style:parent-style-name="_3c_p_3e_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02935a"/>
    </style:style>
    <style:style style:name="P45" style:family="paragraph" style:parent-style-name="_3c_p_3e_">
      <style:text-properties style:font-name="Times New Roman"/>
    </style:style>
    <style:style style:name="P46" style:family="paragraph" style:parent-style-name="_3c_p_3e_">
      <style:text-properties style:font-name="Times New Roman" officeooo:rsid="0007b7e0" officeooo:paragraph-rsid="0007b7e0"/>
    </style:style>
    <style:style style:name="P47" style:family="paragraph" style:parent-style-name="titre1">
      <style:paragraph-properties fo:text-align="justify" style:justify-single-word="false"/>
      <style:text-properties style:font-name="Times New Roman" officeooo:paragraph-rsid="0002935a"/>
    </style:style>
    <style:style style:name="P48" style:family="paragraph" style:parent-style-name="titre1">
      <style:text-properties style:use-window-font-color="true" style:font-name="Times New Roman" officeooo:rsid="00078381" officeooo:paragraph-rsid="00078381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style:text-underline-style="none" fo:font-weight="bold" officeooo:paragraph-rsid="0002935a" style:font-weight-asian="bold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officeooo:paragraph-rsid="0002935a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officeooo:rsid="0027940d" officeooo:paragraph-rsid="0002935a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officeooo:rsid="001fbe68" officeooo:paragraph-rsid="0002935a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weight="bold" officeooo:rsid="00162655" officeooo:paragraph-rsid="0002935a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officeooo:rsid="00162655" officeooo:paragraph-rsid="0002935a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officeooo:rsid="000b438b" officeooo:paragraph-rsid="000b438b"/>
    </style:style>
    <style:style style:name="P56" style:family="paragraph" style:parent-style-name="titre2">
      <style:paragraph-properties fo:text-align="justify" style:justify-single-word="false"/>
      <style:text-properties style:font-name="Times New Roman" officeooo:rsid="0027940d" officeooo:paragraph-rsid="0002935a"/>
    </style:style>
    <style:style style:name="P57" style:family="paragraph" style:parent-style-name="titre2">
      <style:text-properties style:font-name="Times New Roman" officeooo:rsid="00078381" officeooo:paragraph-rsid="00078381"/>
    </style:style>
    <style:style style:name="P58" style:family="paragraph" style:parent-style-name="titre3">
      <style:text-properties style:font-name="Times New Roman" officeooo:rsid="00078381" officeooo:paragraph-rsid="00078381"/>
    </style:style>
    <style:style style:name="P59" style:family="paragraph" style:parent-style-name="front_5f_main">
      <style:paragraph-properties fo:text-align="justify" style:justify-single-word="false"/>
      <style:text-properties style:font-name="Times New Roman" officeooo:paragraph-rsid="0002935a"/>
    </style:style>
    <style:style style:name="P60" style:family="paragraph" style:parent-style-name="front_5f_main">
      <style:text-properties style:font-name="Times New Roman" officeooo:rsid="00078381" officeooo:paragraph-rsid="00078381"/>
    </style:style>
    <style:style style:name="P61" style:family="paragraph" style:parent-style-name="Standard" style:list-style-name="L6">
      <style:paragraph-properties fo:text-align="justify" style:justify-single-word="false"/>
      <style:text-properties officeooo:paragraph-rsid="000181aa"/>
    </style:style>
    <style:style style:name="P62" style:family="paragraph" style:parent-style-name="Standard">
      <style:paragraph-properties fo:line-height="115%" fo:text-align="center" style:justify-single-word="false"/>
      <style:text-properties fo:text-transform="uppercase" style:use-window-font-color="true" style:font-name="Times New Roman" fo:font-size="16pt" fo:font-weight="bold" officeooo:rsid="000886e7" officeooo:paragraph-rsid="000181aa" fo:background-color="transparent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fo:text-transform="uppercase" fo:color="#800080" style:font-name="Times New Roman" fo:font-size="16pt" fo:font-weight="bold" officeooo:rsid="000886e7" officeooo:paragraph-rsid="0002935a" fo:background-color="transparent" style:font-size-asian="16pt" style:font-weight-asian="bold" style:font-size-complex="16pt" style:font-weight-complex="bold"/>
    </style:style>
    <style:style style:name="P64" style:family="paragraph" style:parent-style-name="Standard">
      <style:paragraph-properties fo:line-height="115%" fo:text-align="justify" style:justify-single-word="false"/>
      <style:text-properties fo:font-variant="normal" fo:text-transform="none" fo:color="#bf0041" style:font-name="Times New Roman" fo:font-weight="bold" officeooo:paragraph-rsid="0002935a" fo:background-color="transparent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2935a" fo:background-color="transparent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paragraph-rsid="000181aa" fo:background-color="transparent" style:font-weight-asian="normal" style:font-weight-complex="normal"/>
    </style:style>
    <style:style style:name="P67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weight="normal" officeooo:paragraph-rsid="000181aa" fo:background-color="transparent" style:font-weight-asian="normal" style:font-weight-complex="normal"/>
    </style:style>
    <style:style style:name="P68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weight="normal" officeooo:rsid="000886e7" officeooo:paragraph-rsid="000181aa" fo:background-color="transparent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18403b" officeooo:paragraph-rsid="000181aa" fo:background-color="transparent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207948" officeooo:paragraph-rsid="000181aa" fo:background-color="transparent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15a57f" officeooo:paragraph-rsid="000181aa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15a57f" officeooo:paragraph-rsid="000369e3" fo:background-color="transparent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02935a" officeooo:paragraph-rsid="0002935a" fo:background-color="transparent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061b9f" officeooo:paragraph-rsid="000181aa" fo:background-color="transparent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061b9f" officeooo:paragraph-rsid="000181aa" fo:background-color="#ffb66c" style:font-weight-asian="normal" style:font-weight-complex="normal"/>
    </style:style>
    <style:style style:name="P76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weight="bold" officeooo:rsid="00002463" officeooo:paragraph-rsid="0002935a" fo:background-color="transparent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paragraph-rsid="000181aa" fo:background-color="transparent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207948" officeooo:paragraph-rsid="000181aa" fo:background-color="transparent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15a57f" officeooo:paragraph-rsid="0002935a" fo:background-color="transparent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15a57f" officeooo:paragraph-rsid="000181aa" fo:background-color="transparent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123777" officeooo:paragraph-rsid="0002935a" fo:background-color="transparent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0369e3" officeooo:paragraph-rsid="000369e3" fo:background-color="transparent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Times New Roman" fo:font-weight="bold" officeooo:rsid="00061b9f" officeooo:paragraph-rsid="000181aa" fo:background-color="transparent" style:font-weight-asian="bold" style:font-weight-complex="bold"/>
    </style:style>
    <style:style style:name="P84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size="13pt" style:text-underline-style="none" fo:font-weight="bold" officeooo:rsid="000886e7" officeooo:paragraph-rsid="0001e922" fo:background-color="transparent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Times New Roman" fo:font-size="13pt" style:text-underline-style="none" fo:font-weight="bold" officeooo:rsid="0002935a" officeooo:paragraph-rsid="0002935a" fo:background-color="transparent" style:font-size-asian="13pt" style:font-weight-asian="bold" style:font-size-complex="13pt" style:font-weight-complex="bold"/>
    </style:style>
    <style:style style:name="P86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size="13pt" fo:font-style="normal" fo:font-weight="bold" officeooo:rsid="0001e922" officeooo:paragraph-rsid="0001e922" fo:background-color="transparent" style:font-size-asian="13pt" style:font-style-asian="normal" style:font-weight-asian="bold" style:font-size-complex="13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Times New Roman" fo:font-size="13pt" fo:font-weight="bold" officeooo:rsid="00056737" officeooo:paragraph-rsid="00056737" fo:background-color="transparent" style:font-size-asian="13pt" style:font-weight-asian="bold" style:font-size-complex="13pt" style:font-weight-complex="bold"/>
    </style:style>
    <style:style style:name="P88" style:family="paragraph" style:parent-style-name="Standard">
      <style:paragraph-properties fo:line-height="115%" fo:text-align="justify" style:justify-single-word="false"/>
      <style:text-properties style:use-window-font-color="true" style:font-name="Times New Roman" style:text-underline-style="none" fo:font-weight="normal" officeooo:rsid="000886e7" officeooo:paragraph-rsid="000181aa" fo:background-color="transparent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Times New Roman" style:text-underline-style="none" fo:font-weight="normal" officeooo:rsid="000886e7" officeooo:paragraph-rsid="000181aa" fo:background-color="transparent" style:font-weight-asian="normal" style:font-weight-complex="normal"/>
    </style:style>
    <style:style style:name="P90" style:family="paragraph" style:parent-style-name="Standard">
      <style:paragraph-properties fo:line-height="115%" fo:text-align="justify" style:justify-single-word="false"/>
      <style:text-properties style:use-window-font-color="true" style:font-name="Times New Roman" style:text-underline-style="none" fo:font-weight="normal" officeooo:rsid="0022d0dd" officeooo:paragraph-rsid="000181aa" fo:background-color="transparent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font-name="Times New Roman" style:text-underline-style="none" fo:font-weight="bold" officeooo:rsid="00123777" officeooo:paragraph-rsid="0002935a" fo:background-color="transparent" style:font-weight-asian="bold" style:font-weight-complex="bold"/>
    </style:style>
    <style:style style:name="P92" style:family="paragraph" style:parent-style-name="Standard">
      <style:paragraph-properties fo:line-height="115%" fo:text-align="justify" style:justify-single-word="false"/>
      <style:text-properties style:use-window-font-color="true" style:font-name="Times New Roman" fo:font-size="15pt" style:text-underline-style="none" fo:font-weight="normal" officeooo:rsid="000886e7" officeooo:paragraph-rsid="0002935a" fo:background-color="transparent" style:font-size-asian="15pt" style:font-weight-asian="normal" style:font-size-complex="15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font-name="Times New Roman" officeooo:rsid="00207948" officeooo:paragraph-rsid="000181aa"/>
    </style:style>
    <style:style style:name="P94" style:family="paragraph" style:parent-style-name="Standard">
      <style:paragraph-properties fo:text-align="justify" style:justify-single-word="false"/>
      <style:text-properties style:font-name="Times New Roman" officeooo:paragraph-rsid="0002935a"/>
    </style:style>
    <style:style style:name="P95" style:family="paragraph" style:parent-style-name="Standard" style:list-style-name="L5">
      <style:paragraph-properties fo:text-align="justify" style:justify-single-word="false"/>
      <style:text-properties style:font-name="Times New Roman" officeooo:paragraph-rsid="000181aa"/>
    </style:style>
    <style:style style:name="P96" style:family="paragraph" style:parent-style-name="Standard">
      <style:paragraph-properties fo:text-align="justify" style:justify-single-word="false"/>
      <style:text-properties style:font-name="Times New Roman" officeooo:paragraph-rsid="00078381"/>
    </style:style>
    <style:style style:name="P97" style:family="paragraph" style:parent-style-name="Standard">
      <style:paragraph-properties fo:line-height="115%" fo:text-align="justify" style:justify-single-word="false"/>
      <style:text-properties style:font-name="Times New Roman" officeooo:paragraph-rsid="000181aa"/>
    </style:style>
    <style:style style:name="P98" style:family="paragraph" style:parent-style-name="Standard">
      <style:paragraph-properties fo:line-height="115%" fo:text-align="justify" style:justify-single-word="false"/>
      <style:text-properties style:font-name="Times New Roman" fo:font-size="15pt" officeooo:paragraph-rsid="0001e922" style:font-size-asian="15pt" style:font-size-complex="15pt"/>
    </style:style>
    <style:style style:name="P99" style:family="paragraph" style:parent-style-name="Standard">
      <style:paragraph-properties fo:line-height="115%" fo:text-align="justify" style:justify-single-word="false"/>
      <style:text-properties style:font-name="Times New Roman" fo:font-weight="normal" officeooo:paragraph-rsid="000181aa" fo:background-color="transparent" style:font-weight-asian="normal" style:font-weight-complex="normal"/>
    </style:style>
    <style:style style:name="P100" style:family="paragraph" style:parent-style-name="Standard">
      <style:paragraph-properties fo:line-height="115%" fo:text-align="justify" style:justify-single-word="false"/>
      <style:text-properties style:font-name="Times New Roman" fo:font-weight="normal" officeooo:rsid="0022d0dd" officeooo:paragraph-rsid="000181aa" fo:background-color="transparent" style:font-weight-asian="normal" style:font-weight-complex="normal"/>
    </style:style>
    <style:style style:name="P101" style:family="paragraph" style:parent-style-name="Standard">
      <style:paragraph-properties fo:line-height="115%" fo:text-align="justify" style:justify-single-word="false"/>
      <style:text-properties style:font-name="Times New Roman" officeooo:paragraph-rsid="000181aa" fo:background-color="transparent"/>
    </style:style>
    <style:style style:name="P102" style:family="paragraph" style:parent-style-name="Standard">
      <style:paragraph-properties fo:line-height="115%" fo:text-align="justify" style:justify-single-word="false"/>
      <style:text-properties style:font-name="Times New Roman" fo:font-size="13pt" fo:font-weight="bold" officeooo:rsid="0001e922" officeooo:paragraph-rsid="0001e922" fo:background-color="transparent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line-height="115%" fo:text-align="justify" style:justify-single-word="false"/>
      <style:text-properties style:font-name="Times New Roman" fo:font-weight="bold" officeooo:rsid="0002935a" officeooo:paragraph-rsid="0002935a" fo:background-color="transparent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Times New Roman" officeooo:rsid="0015a57f" officeooo:paragraph-rsid="000181aa"/>
    </style:style>
    <style:style style:name="P105" style:family="paragraph" style:parent-style-name="Standard">
      <style:paragraph-properties fo:text-align="justify" style:justify-single-word="false"/>
      <style:text-properties style:font-name="Times New Roman" officeooo:rsid="001b6b63" officeooo:paragraph-rsid="000181aa"/>
    </style:style>
    <style:style style:name="P106" style:family="paragraph" style:parent-style-name="Standard">
      <style:paragraph-properties fo:text-align="justify" style:justify-single-word="false"/>
      <style:text-properties style:font-name="Times New Roman" officeooo:rsid="00002463" officeooo:paragraph-rsid="000181aa"/>
    </style:style>
    <style:style style:name="P107" style:family="paragraph" style:parent-style-name="Standard">
      <style:paragraph-properties fo:text-align="justify" style:justify-single-word="false"/>
      <style:text-properties style:font-name="Times New Roman" style:text-underline-style="none" officeooo:paragraph-rsid="000181aa" fo:background-color="transparent"/>
    </style:style>
    <style:style style:name="P108" style:family="paragraph" style:parent-style-name="Standard">
      <style:paragraph-properties fo:text-align="justify" style:justify-single-word="false"/>
      <style:text-properties style:font-name="Times New Roman" style:text-underline-style="none" officeooo:rsid="0003ac5e" officeooo:paragraph-rsid="000181aa" fo:background-color="transparent"/>
    </style:style>
    <style:style style:name="P109" style:family="paragraph" style:parent-style-name="Standard">
      <style:paragraph-properties fo:text-align="justify" style:justify-single-word="false"/>
      <style:text-properties fo:color="#000000" style:font-name="Times New Roman" style:text-underline-style="none" fo:font-weight="normal" officeooo:rsid="00123777" officeooo:paragraph-rsid="0002935a" fo:background-color="transparent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color="#000000" style:font-name="Times New Roman" fo:font-weight="normal" officeooo:paragraph-rsid="0002935a" fo:background-color="transparent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color="#000000" style:font-name="Times New Roman" fo:font-weight="bold" officeooo:rsid="0018403b" officeooo:paragraph-rsid="000369e3" fo:background-color="transparent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158466" style:font-name="Times New Roman" fo:font-weight="bold" officeooo:rsid="0018403b" officeooo:paragraph-rsid="000181aa" fo:background-color="transparent" style:font-weight-asian="bold" style:font-weight-complex="bold"/>
    </style:style>
    <style:style style:name="P113" style:family="paragraph" style:parent-style-name="Standard">
      <style:paragraph-properties fo:line-height="115%" fo:text-align="justify" style:justify-single-word="false" fo:break-before="page"/>
      <style:text-properties style:font-name="Times New Roman" officeooo:paragraph-rsid="000181aa"/>
    </style:style>
    <style:style style:name="P114" style:family="paragraph" style:parent-style-name="_3c_speaker_3e_">
      <style:paragraph-properties fo:text-align="justify" style:justify-single-word="false"/>
      <style:text-properties style:font-name="Times New Roman" officeooo:paragraph-rsid="0002935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officeooo:rsid="0006929b" style:font-weight-asian="bold" style:font-weight-complex="bold"/>
    </style:style>
    <style:style style:name="T3" style:family="text">
      <style:text-properties style:font-name="Times New Roman" fo:font-weight="bold" officeooo:rsid="0015a57f" style:font-weight-asian="bold" style:font-weight-complex="bold"/>
    </style:style>
    <style:style style:name="T4" style:family="text">
      <style:text-properties style:font-name="Times New Roman" officeooo:rsid="00207948"/>
    </style:style>
    <style:style style:name="T5" style:family="text">
      <style:text-properties style:font-name="Times New Roman" officeooo:rsid="00061b9f" style:font-weight-asian="normal" style:font-weight-complex="normal"/>
    </style:style>
    <style:style style:name="T6" style:family="text">
      <style:text-properties style:font-name="Times New Roman" officeooo:rsid="000369e3" style:font-weight-asian="normal" style:font-weight-complex="normal"/>
    </style:style>
    <style:style style:name="T7" style:family="text">
      <style:text-properties style:font-name="Times New Roman" fo:language="en" fo:country="US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en" fo:country="US" fo:font-style="normal" style:text-underline-style="none" fo:font-weight="normal" officeooo:rsid="00078381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officeooo:rsid="0016c6d4"/>
    </style:style>
    <style:style style:name="T10" style:family="text">
      <style:text-properties officeooo:rsid="001d25d7"/>
    </style:style>
    <style:style style:name="T11" style:family="text">
      <style:text-properties officeooo:rsid="001f81eb"/>
    </style:style>
    <style:style style:name="T12" style:family="text">
      <style:text-properties officeooo:rsid="0021c89d"/>
    </style:style>
    <style:style style:name="T13" style:family="text">
      <style:text-properties officeooo:rsid="0022d0dd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Times New Roman" fo:font-weight="bold" officeooo:rsid="0025c048" style:font-weight-asian="bold" style:font-weight-complex="bold"/>
    </style:style>
    <style:style style:name="T16" style:family="text">
      <style:text-properties style:use-window-font-color="true" style:font-name="Times New Roman" fo:font-weight="bold" officeooo:rsid="0004d522" style:font-weight-asian="bold" style:font-weight-complex="bold"/>
    </style:style>
    <style:style style:name="T17" style:family="text">
      <style:text-properties style:use-window-font-color="true" style:font-name="Times New Roman" fo:font-weight="bold" officeooo:rsid="0006929b" style:font-weight-asian="bold" style:font-weight-complex="bold"/>
    </style:style>
    <style:style style:name="T18" style:family="text">
      <style:text-properties style:use-window-font-color="true" style:font-name="Times New Roman" officeooo:rsid="0025c048" style:font-weight-asian="bold" style:font-weight-complex="bold"/>
    </style:style>
    <style:style style:name="T19" style:family="text">
      <style:text-properties style:use-window-font-color="true" style:font-name="Times New Roman" fo:font-weight="normal" officeooo:rsid="0025c048" style:font-weight-asian="normal" style:font-weight-complex="normal"/>
    </style:style>
    <style:style style:name="T20" style:family="text">
      <style:text-properties style:use-window-font-color="true" style:font-name="Times New Roman" fo:font-weight="normal" officeooo:rsid="0004d522" style:font-weight-asian="normal" style:font-weight-complex="normal"/>
    </style:style>
    <style:style style:name="T21" style:family="text">
      <style:text-properties style:use-window-font-color="true" fo:font-weight="bold" officeooo:rsid="000886e7" style:font-weight-asian="bold" style:font-weight-complex="bold"/>
    </style:style>
    <style:style style:name="T22" style:family="text">
      <style:text-properties style:use-window-font-color="true" fo:font-weight="bold" officeooo:rsid="0015a57f" style:font-weight-asian="bold" style:font-weight-complex="bold"/>
    </style:style>
    <style:style style:name="T23" style:family="text">
      <style:text-properties style:use-window-font-color="true" fo:font-weight="bold" officeooo:rsid="0006929b" style:font-weight-asian="bold" style:font-weight-complex="bold"/>
    </style:style>
    <style:style style:name="T24" style:family="text">
      <style:text-properties style:use-window-font-color="true" fo:font-weight="bold" officeooo:rsid="0004d522" style:font-weight-asian="bold" style:font-weight-complex="bold"/>
    </style:style>
    <style:style style:name="T25" style:family="text">
      <style:text-properties style:use-window-font-color="true" fo:font-weight="bold" officeooo:rsid="0025c048" style:font-weight-asian="bold" style:font-weight-complex="bold"/>
    </style:style>
    <style:style style:name="T26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27" style:family="text">
      <style:text-properties style:use-window-font-color="true" fo:font-weight="bold" officeooo:rsid="0001e922" fo:background-color="transparent" loext:char-shading-value="0" style:font-weight-asian="bold" style:font-weight-complex="bold"/>
    </style:style>
    <style:style style:name="T28" style:family="text">
      <style:text-properties style:use-window-font-color="true" fo:font-weight="bold" officeooo:rsid="000369e3" fo:background-color="transparent" loext:char-shading-value="0" style:font-weight-asian="bold" style:font-weight-complex="bold"/>
    </style:style>
    <style:style style:name="T29" style:family="text">
      <style:text-properties style:use-window-font-color="true" style:text-underline-style="none" fo:font-weight="bold" officeooo:rsid="0002935a" style:font-weight-asian="bold" style:font-weight-complex="bold"/>
    </style:style>
    <style:style style:name="T30" style:family="text">
      <style:text-properties style:use-window-font-color="true" style:text-underline-style="none" officeooo:rsid="000369e3"/>
    </style:style>
    <style:style style:name="T31" style:family="text">
      <style:text-properties style:use-window-font-color="true" fo:font-size="15pt" style:text-underline-style="none" fo:font-weight="bold" officeooo:rsid="0001e922" fo:background-color="transparent" loext:char-shading-value="0" style:font-size-asian="15pt" style:font-weight-asian="bold" style:font-size-complex="15pt" style:font-weight-complex="bold"/>
    </style:style>
    <style:style style:name="T32" style:family="text">
      <style:text-properties style:use-window-font-color="true" fo:font-size="15pt" style:text-underline-style="none" fo:font-weight="bold" officeooo:rsid="000886e7" fo:background-color="transparent" loext:char-shading-value="0" style:font-size-asian="15pt" style:font-weight-asian="bold" style:font-size-complex="15pt" style:font-weight-complex="bold"/>
    </style:style>
    <style:style style:name="T33" style:family="text">
      <style:text-properties style:use-window-font-color="true" fo:font-size="15pt" style:text-underline-style="none" officeooo:rsid="0001e922" fo:background-color="#ffffff" loext:char-shading-value="0" style:font-size-asian="15pt" style:font-size-complex="15pt"/>
    </style:style>
    <style:style style:name="T34" style:family="text">
      <style:text-properties style:use-window-font-color="true" fo:font-size="15pt" style:text-underline-style="none" officeooo:rsid="000886e7" fo:background-color="#ffffff" loext:char-shading-value="0" style:font-size-asian="15pt" style:font-size-complex="15pt"/>
    </style:style>
    <style:style style:name="T35" style:family="text">
      <style:text-properties style:use-window-font-color="true" fo:font-size="15pt" style:text-underline-style="none" officeooo:rsid="0002935a" fo:background-color="#ffffff" loext:char-shading-value="0" style:font-size-asian="15pt" style:font-size-complex="15pt"/>
    </style:style>
    <style:style style:name="T36" style:family="text">
      <style:text-properties style:use-window-font-color="true" officeooo:rsid="0025c048" style:font-weight-asian="bold" style:font-weight-complex="bold"/>
    </style:style>
    <style:style style:name="T37" style:family="text">
      <style:text-properties style:use-window-font-color="true" fo:font-weight="normal" officeooo:rsid="0025c048" style:font-weight-asian="normal" style:font-weight-complex="normal"/>
    </style:style>
    <style:style style:name="T38" style:family="text">
      <style:text-properties style:use-window-font-color="true" fo:font-weight="normal" officeooo:rsid="0004d522" style:font-weight-asian="normal" style:font-weight-complex="normal"/>
    </style:style>
    <style:style style:name="T39" style:family="text">
      <style:text-properties style:use-window-font-color="true" style:font-name="Times New Roman" fo:font-weight="bold" officeooo:rsid="0006929b" style:font-weight-asian="bold" style:font-weight-complex="bold"/>
    </style:style>
    <style:style style:name="T40" style:family="text">
      <style:text-properties style:use-window-font-color="true" style:font-name="Times New Roman" fo:font-weight="bold" officeooo:rsid="0004d522" style:font-weight-asian="bold" style:font-weight-complex="bold"/>
    </style:style>
    <style:style style:name="T41" style:family="text">
      <style:text-properties style:use-window-font-color="true" style:font-name="Times New Roman" fo:font-weight="bold" officeooo:rsid="0025c048" style:font-weight-asian="bold" style:font-weight-complex="bold"/>
    </style:style>
    <style:style style:name="T42" style:family="text">
      <style:text-properties style:use-window-font-color="true" style:font-name="Times New Roman" officeooo:rsid="0025c048" style:font-weight-asian="bold" style:font-weight-complex="bold"/>
    </style:style>
    <style:style style:name="T43" style:family="text">
      <style:text-properties style:use-window-font-color="true" style:font-name="Times New Roman" fo:font-weight="normal" officeooo:rsid="0025c048" style:font-weight-asian="normal" style:font-weight-complex="normal"/>
    </style:style>
    <style:style style:name="T44" style:family="text">
      <style:text-properties style:use-window-font-color="true" style:font-name="Times New Roman" fo:font-weight="normal" officeooo:rsid="0004d522" style:font-weight-asian="normal" style:font-weight-complex="normal"/>
    </style:style>
    <style:style style:name="T45" style:family="text">
      <style:text-properties fo:font-weight="normal" officeooo:rsid="0022d0dd" style:font-weight-asian="normal" style:font-weight-complex="normal"/>
    </style:style>
    <style:style style:name="T46" style:family="text">
      <style:text-properties fo:font-weight="normal" officeooo:rsid="00061b9f" style:font-weight-asian="normal" style:font-weight-complex="normal"/>
    </style:style>
    <style:style style:name="T47" style:family="text">
      <style:text-properties fo:font-weight="normal" officeooo:rsid="0015a57f" style:font-weight-asian="normal" style:font-weight-complex="normal"/>
    </style:style>
    <style:style style:name="T48" style:family="text">
      <style:text-properties fo:font-weight="normal" officeooo:rsid="0018403b" style:font-weight-asian="normal" style:font-weight-complex="normal"/>
    </style:style>
    <style:style style:name="T49" style:family="text">
      <style:text-properties fo:font-weight="normal" officeooo:rsid="000369e3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1e922" style:font-weight-asian="bold" style:font-weight-complex="bold"/>
    </style:style>
    <style:style style:name="T52" style:family="text">
      <style:text-properties fo:font-weight="bold" officeooo:rsid="0002935a" style:font-weight-asian="bold" style:font-weight-complex="bold"/>
    </style:style>
    <style:style style:name="T53" style:family="text">
      <style:text-properties fo:font-weight="bold" officeooo:rsid="0015a57f" style:font-weight-asian="bold" style:font-weight-complex="bold"/>
    </style:style>
    <style:style style:name="T54" style:family="text">
      <style:text-properties fo:font-weight="bold" officeooo:rsid="0018403b" style:font-weight-asian="bold" style:font-weight-complex="bold"/>
    </style:style>
    <style:style style:name="T55" style:family="text">
      <style:text-properties fo:font-weight="bold" officeooo:rsid="000369e3" style:font-weight-asian="bold" style:font-weight-complex="bold"/>
    </style:style>
    <style:style style:name="T56" style:family="text">
      <style:text-properties fo:font-weight="bold" officeooo:rsid="0006929b" style:font-weight-asian="bold" style:font-weight-complex="bold"/>
    </style:style>
    <style:style style:name="T57" style:family="text">
      <style:text-properties fo:font-weight="bold" fo:background-color="#ffffff" loext:char-shading-value="0" style:font-weight-asian="bold" style:font-weight-complex="bold"/>
    </style:style>
    <style:style style:name="T58" style:family="text">
      <style:text-properties fo:font-weight="bold" officeooo:rsid="0001e922" fo:background-color="#ffffff" loext:char-shading-value="0" style:font-weight-asian="bold" style:font-weight-complex="bold"/>
    </style:style>
    <style:style style:name="T59" style:family="text">
      <style:text-properties fo:font-weight="bold" officeooo:rsid="0002935a" fo:background-color="#ffffff" loext:char-shading-value="0" style:font-weight-asian="bold" style:font-weight-complex="bold"/>
    </style:style>
    <style:style style:name="T60" style:family="text">
      <style:text-properties officeooo:rsid="0018403b"/>
    </style:style>
    <style:style style:name="T61" style:family="text">
      <style:text-properties officeooo:rsid="0019b84b"/>
    </style:style>
    <style:style style:name="T62" style:family="text">
      <style:text-properties fo:color="#000000" style:font-name="Times New Roman" fo:font-weight="bold" officeooo:rsid="0018403b" style:font-weight-asian="bold" style:font-weight-complex="bold"/>
    </style:style>
    <style:style style:name="T63" style:family="text">
      <style:text-properties fo:color="#000000" style:font-name="Times New Roman" fo:font-weight="bold" officeooo:rsid="001b6b63" style:font-weight-asian="bold" style:font-weight-complex="bold"/>
    </style:style>
    <style:style style:name="T64" style:family="text">
      <style:text-properties fo:color="#000000" style:font-name="Times New Roman" fo:font-weight="bold" officeooo:rsid="0015a57f" style:font-weight-asian="bold" style:font-weight-complex="bold"/>
    </style:style>
    <style:style style:name="T65" style:family="text">
      <style:text-properties fo:color="#000000" style:font-name="Times New Roman" fo:font-weight="bold" officeooo:rsid="0004d522" style:font-weight-asian="bold" style:font-weight-complex="bold"/>
    </style:style>
    <style:style style:name="T66" style:family="text">
      <style:text-properties fo:color="#000000" fo:font-weight="bold" officeooo:rsid="0018403b" style:font-weight-asian="bold" style:font-weight-complex="bold"/>
    </style:style>
    <style:style style:name="T67" style:family="text">
      <style:text-properties fo:color="#000000" fo:font-weight="bold" officeooo:rsid="000369e3" style:font-weight-asian="bold" style:font-weight-complex="bold"/>
    </style:style>
    <style:style style:name="T68" style:family="text">
      <style:text-properties fo:color="#000000" fo:font-weight="bold" officeooo:rsid="001b6b63" style:font-weight-asian="bold" style:font-weight-complex="bold"/>
    </style:style>
    <style:style style:name="T69" style:family="text">
      <style:text-properties fo:color="#000000" fo:font-weight="bold" officeooo:rsid="0015a57f" style:font-weight-asian="bold" style:font-weight-complex="bold"/>
    </style:style>
    <style:style style:name="T70" style:family="text">
      <style:text-properties fo:color="#000000" fo:font-weight="bold" officeooo:rsid="0004d522" style:font-weight-asian="bold" style:font-weight-complex="bold"/>
    </style:style>
    <style:style style:name="T71" style:family="text">
      <style:text-properties fo:color="#000000" style:font-name="Times New Roman" fo:font-weight="bold" officeooo:rsid="0018403b" style:font-weight-asian="bold" style:font-weight-complex="bold"/>
    </style:style>
    <style:style style:name="T72" style:family="text">
      <style:text-properties officeooo:rsid="0015a57f"/>
    </style:style>
    <style:style style:name="T73" style:family="text">
      <style:text-properties officeooo:rsid="001b6b63"/>
    </style:style>
    <style:style style:name="T74" style:family="text">
      <style:text-properties fo:font-variant="normal" fo:text-transform="none" fo:color="#24292e" style:font-name="apple-system" fo:font-size="10.5pt" fo:letter-spacing="normal" fo:font-style="normal" fo:font-weight="normal" style:font-weight-asian="normal" style:font-weight-complex="normal"/>
    </style:style>
    <style:style style:name="T75" style:family="text">
      <style:text-properties fo:font-variant="normal" fo:text-transform="none" fo:color="#24292e" style:font-name="apple-system" fo:font-size="10.5pt" fo:letter-spacing="normal" fo:font-style="normal" fo:font-weight="normal" officeooo:rsid="0014c3da" style:font-weight-asian="normal" style:font-weight-complex="normal"/>
    </style:style>
    <style:style style:name="T76" style:family="text">
      <style:text-properties fo:font-variant="normal" fo:text-transform="none" fo:color="#24292e" style:font-name="apple-system" fo:font-size="10.5pt" fo:letter-spacing="normal" fo:font-style="normal" fo:font-weight="normal" officeooo:rsid="001b6b63" style:font-weight-asian="normal" style:font-weight-complex="normal"/>
    </style:style>
    <style:style style:name="T77" style:family="text">
      <style:text-properties fo:font-variant="normal" fo:text-transform="none" fo:color="#24292e" fo:font-size="10.5pt" fo:letter-spacing="normal" fo:font-style="normal" fo:font-weight="normal" style:font-weight-asian="normal" style:font-weight-complex="normal"/>
    </style:style>
    <style:style style:name="T78" style:family="text">
      <style:text-properties fo:font-variant="normal" fo:text-transform="none" fo:color="#24292e" fo:font-size="10.5pt" fo:letter-spacing="normal" fo:font-style="normal" fo:font-weight="normal" officeooo:rsid="0014c3da" style:font-weight-asian="normal" style:font-weight-complex="normal"/>
    </style:style>
    <style:style style:name="T79" style:family="text">
      <style:text-properties fo:font-variant="normal" fo:text-transform="none" fo:color="#24292e" fo:font-size="10.5pt" fo:letter-spacing="normal" fo:font-style="normal" fo:font-weight="normal" officeooo:rsid="001b6b63" style:font-weight-asian="normal" style:font-weight-complex="normal"/>
    </style:style>
    <style:style style:name="T80" style:family="text">
      <style:text-properties fo:font-variant="normal" fo:text-transform="none" fo:color="#24292e" style:font-name="Times New Roman" fo:font-size="10.5pt" fo:letter-spacing="normal" fo:font-style="normal" fo:font-weight="normal" style:font-weight-asian="normal" style:font-weight-complex="normal"/>
    </style:style>
    <style:style style:name="T81" style:family="text">
      <style:text-properties fo:font-variant="normal" fo:text-transform="none" fo:color="#24292e" style:font-name="Times New Roman" fo:font-size="10.5pt" fo:letter-spacing="normal" fo:font-style="normal" fo:font-weight="normal" officeooo:rsid="0014c3da" style:font-weight-asian="normal" style:font-weight-complex="normal"/>
    </style:style>
    <style:style style:name="T82" style:family="text">
      <style:text-properties fo:font-variant="normal" fo:text-transform="none" fo:color="#24292e" style:font-name="Times New Roman" fo:font-size="10.5pt" fo:letter-spacing="normal" fo:font-style="normal" fo:font-weight="normal" officeooo:rsid="001b6b63" style:font-weight-asian="normal" style:font-weight-complex="normal"/>
    </style:style>
    <style:style style:name="T83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fo:color="#0366d6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5" style:family="text">
      <style:text-properties fo:font-variant="normal" fo:text-transform="none" fo:color="#0366d6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fo:color="#222222" fo:letter-spacing="normal"/>
    </style:style>
    <style:style style:name="T87" style:family="text">
      <style:text-properties officeooo:rsid="0027940d"/>
    </style:style>
    <style:style style:name="T88" style:family="text">
      <style:text-properties officeooo:rsid="0001d073"/>
    </style:style>
    <style:style style:name="T89" style:family="text">
      <style:text-properties officeooo:rsid="00162655"/>
    </style:style>
    <style:style style:name="T90" style:family="text">
      <style:text-properties officeooo:rsid="0001e922"/>
    </style:style>
    <style:style style:name="T91" style:family="text">
      <style:text-properties fo:font-size="13pt" fo:font-weight="bold" officeooo:rsid="0001e922" style:font-size-asian="13pt" style:font-weight-asian="bold" style:font-size-complex="13pt" style:font-weight-complex="bold"/>
    </style:style>
    <style:style style:name="T92" style:family="text">
      <style:text-properties fo:font-size="13pt" fo:font-weight="bold" officeooo:rsid="001d25d7" style:font-size-asian="13pt" style:font-weight-asian="bold" style:font-size-complex="13pt" style:font-weight-complex="bold"/>
    </style:style>
    <style:style style:name="T93" style:family="text">
      <style:text-properties fo:font-style="italic" officeooo:rsid="0022d0dd" style:font-style-asian="italic" style:font-style-complex="italic"/>
    </style:style>
    <style:style style:name="T94" style:family="text">
      <style:text-properties officeooo:rsid="0002935a"/>
    </style:style>
    <style:style style:name="T95" style:family="text">
      <style:text-properties officeooo:rsid="00207948"/>
    </style:style>
    <style:style style:name="T96" style:family="text">
      <style:text-properties officeooo:rsid="000369e3"/>
    </style:style>
    <style:style style:name="T97" style:family="text">
      <style:text-properties fo:font-style="normal" officeooo:rsid="0022d0dd" style:font-style-asian="normal" style:font-style-complex="normal"/>
    </style:style>
    <style:style style:name="T98" style:family="text">
      <style:text-properties officeooo:rsid="0006929b"/>
    </style:style>
    <style:style style:name="T99" style:family="text">
      <style:text-properties fo:background-color="transparent" loext:char-shading-value="0"/>
    </style:style>
    <style:style style:name="T100" style:family="text">
      <style:text-properties officeooo:rsid="0007b7e0" fo:background-color="transparent" loext:char-shading-value="0"/>
    </style:style>
    <style:style style:name="T101" style:family="text">
      <style:text-properties officeooo:rsid="00061b9f" style:font-weight-asian="normal" style:font-weight-complex="normal"/>
    </style:style>
    <style:style style:name="T102" style:family="text">
      <style:text-properties officeooo:rsid="000369e3" style:font-weight-asian="normal" style:font-weight-complex="normal"/>
    </style:style>
    <style:style style:name="T103" style:family="text">
      <style:text-properties fo:language="en" fo:country="US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style:text-underline-style="none" fo:font-weight="normal" officeooo:rsid="00078381" fo:background-color="#ffffff" loext:char-shading-value="0" style:font-style-asian="normal" style:font-weight-asian="normal" style:font-style-complex="normal" style:font-weight-complex="normal"/>
    </style:style>
    <style:style style:name="T105" style:family="text">
      <style:text-properties style:font-name="Times New Roman"/>
    </style:style>
    <style:style style:name="T106" style:family="text">
      <style:text-properties style:font-name="Times New Roman" officeooo:rsid="00207948"/>
    </style:style>
    <style:style style:name="T107" style:family="text">
      <style:text-properties style:font-name="Times New Roman" officeooo:rsid="00061b9f" style:font-weight-asian="normal" style:font-weight-complex="normal"/>
    </style:style>
    <style:style style:name="T108" style:family="text">
      <style:text-properties style:font-name="Times New Roman" officeooo:rsid="000369e3" style:font-weight-asian="normal" style:font-weight-complex="normal"/>
    </style:style>
    <style:style style:name="T109" style:family="text">
      <style:text-properties style:font-name="Times New Roman" fo:background-color="transparent" loext:char-shading-value="0"/>
    </style:style>
    <style:style style:name="T110" style:family="text">
      <style:text-properties style:font-name="Times New Roman" officeooo:rsid="0007b7e0" fo:background-color="transparent" loext:char-shading-value="0"/>
    </style:style>
    <style:style style:name="T111" style:family="text">
      <style:text-properties officeooo:rsid="000b43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Projet Facéties (2019)</text:p>
      <text:p text:style-name="P62">Guide des styles</text:p>
      <text:p text:style-name="P63"/>
      <text:p text:style-name="P64"><text:span text:style-name="T33">1. </text:span><text:span text:style-name="T34">Les styles paragraphes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9">Éléments stylés</text:p>
          </table:table-cell>
          <table:table-cell table:style-name="Tableau1.B1" office:value-type="string">
            <text:p text:style-name="P49">Style paragraphe</text:p>
            <text:p text:style-name="P49"/>
          </table:table-cell>
        </table:table-row>
        <table:table-row>
          <table:table-cell table:style-name="Tableau1.A2" office:value-type="string">
            <text:p text:style-name="P50">header</text:p>
          </table:table-cell>
          <table:table-cell table:style-name="Tableau1.B2" office:value-type="string">
            <text:p text:style-name="P42">&lt;term&gt;</text:p>
          </table:table-cell>
        </table:table-row>
        <table:table-row>
          <table:table-cell table:style-name="Tableau1.A2" office:value-type="string">
            <text:p text:style-name="P34">Titre principale <text:span text:style-name="T87">du recueil<text:line-break/>(sur la page de garde)</text:span></text:p>
          </table:table-cell>
          <table:table-cell table:style-name="Tableau1.B2" office:value-type="string">
            <text:p text:style-name="P59">front_main</text:p>
          </table:table-cell>
        </table:table-row>
        <table:table-row>
          <table:table-cell table:style-name="Tableau1.A2" office:value-type="string">
            <text:p text:style-name="P51">Sous-titre de la nouvelles<text:line-break/>(sur la page de garde)</text:p>
          </table:table-cell>
          <table:table-cell table:style-name="Tableau1.B2" office:value-type="string">
            <text:p text:style-name="P2"><text:span text:style-name="Police_20_par_20_défaut"><text:span text:style-name="T1">front_sub</text:span></text:span></text:p>
          </table:table-cell>
        </table:table-row>
        <table:table-row>
          <table:table-cell table:style-name="Tableau1.A2" office:value-type="string">
            <text:p text:style-name="P50">Titre d<text:span text:style-name="T111">u receuil</text:span></text:p>
            <text:p text:style-name="P50">(deuxième niveau)</text:p>
          </table:table-cell>
          <table:table-cell table:style-name="Tableau1.B2" office:value-type="string">
            <text:p text:style-name="P47">titre1</text:p>
          </table:table-cell>
        </table:table-row>
        <table:table-row>
          <table:table-cell table:style-name="Tableau1.A2" office:value-type="string">
            <text:p text:style-name="P55">Titre de nouvelle</text:p>
            <text:p text:style-name="P50">(troisième niveau)</text:p>
          </table:table-cell>
          <table:table-cell table:style-name="Tableau1.B2" office:value-type="string">
            <text:p text:style-name="P56">titre2</text:p>
          </table:table-cell>
        </table:table-row>
        <table:table-row>
          <table:table-cell table:style-name="Tableau1.A2" office:value-type="string">
            <text:p text:style-name="P55">Numéro de nouvelle / Titre dans une nouvelle</text:p>
            <text:p text:style-name="P55">(troisième niveau)</text:p>
          </table:table-cell>
          <table:table-cell table:style-name="Tableau1.B2" office:value-type="string">
            <text:p text:style-name="P56"/>
          </table:table-cell>
        </table:table-row>
        <table:table-row>
          <table:table-cell table:style-name="Tableau1.A2" office:value-type="string">
            <text:p text:style-name="P50">Texte en vers</text:p>
          </table:table-cell>
          <table:table-cell table:style-name="Tableau1.B2" office:value-type="string">
            <text:p>&lt;<text:span text:style-name="T88">l&gt;</text:span></text:p>
          </table:table-cell>
        </table:table-row>
        <table:table-row>
          <table:table-cell table:style-name="Tableau1.A2" office:value-type="string">
            <text:p text:style-name="P50">Texte en prose</text:p>
          </table:table-cell>
          <table:table-cell table:style-name="Tableau1.B2" office:value-type="string">
            <text:p text:style-name="P44">&lt;p&gt;</text:p>
          </table:table-cell>
        </table:table-row>
        <table:table-row>
          <table:table-cell table:style-name="Tableau1.A2" office:value-type="string">
            <text:p text:style-name="P50">Pour marquer les prises de paroles </text:p>
          </table:table-cell>
          <table:table-cell table:style-name="Tableau1.B2" office:value-type="string">
            <text:p text:style-name="P114">&lt;speaker&gt;</text:p>
          </table:table-cell>
        </table:table-row>
        <table:table-row>
          <table:table-cell table:style-name="Tableau1.A2" office:value-type="string">
            <text:p text:style-name="P52">Pour marquer la présence, à cet endroit, d’une illustration</text:p>
          </table:table-cell>
          <table:table-cell table:style-name="Tableau1.B2" office:value-type="string">
            <text:p text:style-name="P40">&lt;figure&gt;</text:p>
          </table:table-cell>
        </table:table-row>
      </table:table>
      <text:p text:style-name="P34"/>
      <text:p text:style-name="P64"><text:span text:style-name="T35">2</text:span><text:span text:style-name="T33">. </text:span><text:span text:style-name="T34">Les styles </text:span><text:span text:style-name="T35">caractères</text:span></text:p>
      <text:p text:style-name="P94"/>
      <text:p text:style-name="P3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0">Pour numéroter les pages ou les feuillets</text:p>
          </table:table-cell>
          <table:table-cell table:style-name="Tableau2.B1" office:value-type="string">
            <text:p text:style-name="P3"><text:span text:style-name="_3c_pb_3e_"><text:span text:style-name="T1">&lt;pb&gt;</text:span></text:span></text:p>
          </table:table-cell>
        </table:table-row>
        <table:table-row>
          <table:table-cell table:style-name="Tableau2.A2" table:number-columns-spanned="2" office:value-type="string">
            <text:p text:style-name="P53"/>
            <text:p text:style-name="P53">Les styles de caractères</text:p>
          </table:table-cell>
          <table:covered-table-cell/>
        </table:table-row>
        <table:table-row>
          <table:table-cell table:style-name="Tableau2.A3" office:value-type="string">
            <text:p text:style-name="P50">Pour les <text:span text:style-name="T89">passages</text:span> en majuscules</text:p>
          </table:table-cell>
          <table:table-cell table:style-name="Tableau2.A2" office:value-type="string">
            <text:p text:style-name="P3"><text:span text:style-name="style_5f_uc"><text:span text:style-name="T1">style_uc</text:span></text:span></text:p>
          </table:table-cell>
        </table:table-row>
        <table:table-row>
          <table:table-cell table:style-name="Tableau2.A3" office:value-type="string">
            <text:p text:style-name="P50">Pour les pa<text:span text:style-name="T89">ssages</text:span> en petites majuscules</text:p>
          </table:table-cell>
          <table:table-cell table:style-name="Tableau2.A2" office:value-type="string">
            <text:p text:style-name="P3"><text:span text:style-name="style_5f_sc"><text:span text:style-name="T1">style_sc</text:span></text:span></text:p>
          </table:table-cell>
        </table:table-row>
        <table:table-row>
          <table:table-cell table:style-name="Tableau2.A3" office:value-type="string">
            <text:p text:style-name="P54">Pour les passages en italique</text:p>
          </table:table-cell>
          <table:table-cell table:style-name="Tableau2.A2" office:value-type="string">
            <text:p text:style-name="P3"><text:span text:style-name="style_5f_i"><text:span text:style-name="T1">style_i</text:span></text:span></text:p>
          </table:table-cell>
        </table:table-row>
        <table:table-row>
          <table:table-cell table:style-name="Tableau2.A2" table:number-columns-spanned="2" office:value-type="string">
            <text:p text:style-name="P53"/>
            <text:p text:style-name="P53">Les coquilles typographiques</text:p>
          </table:table-cell>
          <table:covered-table-cell/>
        </table:table-row>
        <table:table-row>
          <table:table-cell table:style-name="Tableau2.A3" office:value-type="string">
            <text:p text:style-name="P34">Pour les erreurs dans le texte (orig)</text:p>
          </table:table-cell>
          <table:table-cell table:style-name="Tableau2.A2" office:value-type="string">
            <text:p text:style-name="P3"><text:span text:style-name="typo_5f_orig"><text:span text:style-name="T1">typo_orig</text:span></text:span></text:p>
          </table:table-cell>
        </table:table-row>
        <table:table-row>
          <table:table-cell table:style-name="Tableau2.A3" office:value-type="string">
            <text:p text:style-name="P34">Pour les corrections</text:p>
            <text:p text:style-name="P34">(reg)</text:p>
          </table:table-cell>
          <table:table-cell table:style-name="Tableau2.A2" office:value-type="string">
            <text:p text:style-name="P3"><text:span text:style-name="typo_5f_reg"><text:span text:style-name="T1">typo_reg</text:span></text:span></text:p>
          </table:table-cell>
        </table:table-row>
        <table:table-row>
          <table:table-cell table:style-name="Tableau2.A3" office:value-type="string">
            <text:p text:style-name="P35">Pour la restitution des lettres effacées</text:p>
          </table:table-cell>
          <table:table-cell table:style-name="Tableau2.A2" office:value-type="string">
            <text:p text:style-name="P4"><text:span text:style-name="_3c_damage_3e_"><text:span text:style-name="T1">&lt;damage&gt;</text:span></text:span></text:p>
          </table:table-cell>
        </table:table-row>
        <text:soft-page-break/>
        <table:table-row>
          <table:table-cell table:style-name="Tableau2.A2" table:number-columns-spanned="2" office:value-type="string">
            <text:p text:style-name="P36"/>
            <text:p text:style-name="P36">Les lettrines</text:p>
          </table:table-cell>
          <table:covered-table-cell/>
        </table:table-row>
        <table:table-row>
          <table:table-cell table:style-name="Tableau2.A3" office:value-type="string">
            <text:p text:style-name="P37">Lettrines (selon le nombre de lignes concerné<text:span text:style-name="T73">es</text:span>)</text:p>
          </table:table-cell>
          <table:table-cell table:style-name="Tableau2.A2" office:value-type="string">
            <text:p text:style-name="P10"><text:span text:style-name="lettrine2"><text:span text:style-name="T1">lettrine2</text:span></text:span></text:p>
            <text:p text:style-name="P10"><text:span text:style-name="lettrine3"><text:span text:style-name="T1">lettrine3</text:span></text:span></text:p>
            <text:p text:style-name="P10"><text:span text:style-name="lettrine4"><text:span text:style-name="T1">lettrine4</text:span></text:span></text:p>
            <text:p text:style-name="P10"><text:span text:style-name="lettrine5"><text:span text:style-name="T1">lettrine5</text:span></text:span></text:p>
            <text:p text:style-name="P10"><text:span text:style-name="lettrine6"><text:span text:style-name="T1">lettrine6</text:span></text:span></text:p>
            <text:p text:style-name="P10"><text:span text:style-name="lettrine7"><text:span text:style-name="T1">lettrine7</text:span></text:span></text:p>
            <text:p text:style-name="P10"><text:span text:style-name="lettrine8"><text:span text:style-name="T1">lettrine8</text:span></text:span></text:p>
            <text:p text:style-name="P8"><text:span text:style-name="lettrine9"><text:span text:style-name="T1">lettrine9</text:span></text:span></text:p>
          </table:table-cell>
        </table:table-row>
      </table:table>
      <text:p text:style-name="P94"/>
      <text:p text:style-name="P94"/>
      <text:p text:style-name="P76"/>
      <text:p text:style-name="P97"><text:span text:style-name="T26"/></text:p>
      <text:p text:style-name="P113"><text:span text:style-name="T28">1</text:span><text:span text:style-name="T31">. </text:span><text:span text:style-name="T32">Les styles paragraphes</text:span></text:p>
      <text:p text:style-name="P84"/>
      <text:p text:style-name="P98"><text:span text:style-name="T91">1.1. </text:span><text:span text:style-name="T92">Les titres</text:span></text:p>
      <text:list xml:id="list934958570" text:style-name="L1">
        <text:list-header>
          <text:p text:style-name="P12"/>
        </text:list-header>
      </text:list>
      <text:p text:style-name="P15">- <text:span text:style-name="T10">faire attention au passages à la ligne à l’intérieur d’un titre et d’autres général à l’intérieur d’un même style (saut de ligne « </text:span><text:span text:style-name="T86">↲ »</text:span> <text:span text:style-name="T90">[maj + entrée])</text:span></text:p>
      <text:p text:style-name="P16">- <text:span text:style-name="T11">conserver la hiérarchie du document : Titre principal &gt; Sous-titre &gt; Titre 1 &gt; Titre 2</text:span></text:p>
      <text:p text:style-name="P15">- <text:span text:style-name="T9">mettre les majuscules, les petites majuscules ou les passages en italiques dans le style correspondante</text:span></text:p>
      <text:p text:style-name="P17"/>
      <text:p text:style-name="P13"><text:span text:style-name="T51"><text:tab/>1.1.1. </text:span><text:span text:style-name="T52">front_main</text:span></text:p>
      <text:p text:style-name="P22">- concerne le titre <text:span text:style-name="T94">principal</text:span> du recueil <text:span text:style-name="T94">(premier niveau)</text:span>, présent sur la page de garde</text:p>
      <text:p text:style-name="P17"/>
      <text:p text:style-name="P23"><text:span text:style-name="T51"><text:tab/>1.1.2. </text:span><text:span text:style-name="T52">front_sub</text:span></text:p>
      <text:p text:style-name="P22">- concerne le sous-titre du recueil <text:span text:style-name="T94">(premier niveau)</text:span>, sur la page de garde</text:p>
      <text:p text:style-name="P19"/>
      <text:list xml:id="list1798940932" text:style-name="L2">
        <text:list-header>
          <text:p text:style-name="P18">1.1.3. titre1</text:p>
        </text:list-header>
      </text:list>
      <text:p text:style-name="P14">- <text:span text:style-name="T12">concerne les différentes titres de nouvelles présents dans le recueil (deuxième niveau)</text:span></text:p>
      <text:p text:style-name="P19"/>
      <text:p text:style-name="P19"><text:tab/><text:span text:style-name="T90">1.1.1.4. </text:span><text:span text:style-name="T30">titre2</text:span></text:p>
      <text:p text:style-name="P25">- concerne les numéro de nouvelles parfois inscrits en dessous des titres de nouvelles</text:p>
      <text:p text:style-name="P27"/>
      <text:p text:style-name="P26"><text:span text:style-name="T27">1.2. Le c</text:span><text:span text:style-name="T26">orps du texte</text:span></text:p>
      <text:p text:style-name="P67"/>
      <text:p text:style-name="P99"><text:span text:style-name="T14">→ Les vers sont à baliser avec </text:span><text:span text:style-name="T21">&lt;l&gt;</text:span></text:p>
      <text:p text:style-name="P68"/>
      <text:p text:style-name="P68">→ Le texte sera alors à baliser en <text:span text:style-name="T50">&lt;p&gt;</text:span></text:p>
      <text:p text:style-name="P68"/>
      <text:p text:style-name="P68"/>
      <text:p text:style-name="P86">1.3. <text:span text:style-name="T96">&lt;term&gt;</text:span></text:p>
      <text:p text:style-name="P88"/>
      <text:p text:style-name="P88">- <text:span text:style-name="T13">concerne le </text:span><text:span text:style-name="T93">header </text:span><text:span text:style-name="T97">les</text:span><text:span text:style-name="T13"> informations relatives au texte données avant qu’il ne commence (auteur, titre, etc. )</text:span></text:p>
      <text:p text:style-name="P88">→<text:span text:style-name="T13"> voir « faceties_cahier des_charges_2019</text:span></text:p>
      <text:p text:style-name="P101"><text:span text:style-name="T49">- faire</text:span><text:span text:style-name="T45"> attention aux espaces insécables.</text:span></text:p>
      <text:p text:style-name="P100"/>
      <text:p text:style-name="P100"/>
      <text:p text:style-name="P102"><text:soft-page-break/><text:span text:style-name="T13">1.</text:span>4. <text:span text:style-name="T96">&lt;speaker&gt;</text:span></text:p>
      <text:p text:style-name="P102"/>
      <text:p text:style-name="P100">- concerne l’un ou plusieurs locuteurs dans le texte qui prennent clairement la parole (souvent utilisé dans le théâtre)</text:p>
      <text:p text:style-name="P100">- ne s’applique, dans ce corpus, qu’au texte en vers</text:p>
      <text:p text:style-name="P100">- à ne pas confondre avec les dialogue et les prises de paroles directes dans les texte en prose</text:p>
      <text:p text:style-name="P100"/>
      <text:p text:style-name="P103">1.5. <text:span text:style-name="T96">&lt;figure&gt;</text:span></text:p>
      <text:p text:style-name="P90"/>
      <text:p text:style-name="P88">- <text:span text:style-name="T13">concerne toutes les images présentes dans le texte</text:span></text:p>
      <text:p text:style-name="P88"/>
      <text:p text:style-name="P88"/>
      <text:p text:style-name="P92"><text:span text:style-name="T59">2</text:span><text:span text:style-name="T58">. </text:span><text:span text:style-name="T57">Les styles </text:span><text:span text:style-name="T59">de caractères</text:span></text:p>
      <text:p text:style-name="P89"/>
      <text:p text:style-name="P85">2.1. Interventions éditoriales (coquilles)</text:p>
      <text:p text:style-name="P77"/>
      <text:p text:style-name="P109">Nous ne corrigerons que les erreurs manifestes, les coquilles de l’imprimeur, et non l’orthographe, parfois changeante des mots.</text:p>
      <text:p text:style-name="P91"/>
      <text:p text:style-name="P110"><text:span text:style-name="T29"><text:tab/>2.1.1. </text:span><text:span text:style-name="T22">typo_orig</text:span></text:p>
      <text:p text:style-name="P66"/>
      <text:p text:style-name="P66">- <text:span text:style-name="T60">concerne ce que nous jugeons être une erreur typographique, de l’imprimeur, dans le texte original</text:span></text:p>
      <text:p text:style-name="P69">(surtout des suppressions) </text:p>
      <text:p text:style-name="P66">- <text:span text:style-name="T60">peut concerne une ou plusieurs lettres</text:span></text:p>
      <text:p text:style-name="P66">- <text:span text:style-name="T60">peut s’utiliser seul</text:span></text:p>
      <text:p text:style-name="P66">- <text:span text:style-name="T60">ce qui est stylé en « typo_orig » ne figurera que dans la version fac-similaire et sera supprimer dans la version normalisée</text:span></text:p>
      <text:p text:style-name="P66"/>
      <text:p text:style-name="P78">exemple :</text:p>
      <text:p text:style-name="P70"/>
      <text:p text:style-name="P6"><text:span text:style-name="T4">Holllande → Holl</text:span><text:span text:style-name="style_5f_sc"><text:span text:style-name="T4">l</text:span></text:span><text:span text:style-name="T4">ande (fac-similaire) / Hollande (normalisée)</text:span></text:p>
      <text:p text:style-name="P79"/>
      <text:p text:style-name="P6"><text:span text:style-name="T52"><text:tab/>2.1.2. </text:span><text:span text:style-name="T53">typo_reg</text:span></text:p>
      <text:p text:style-name="P80"/>
      <text:p text:style-name="P71">- <text:span text:style-name="T60">concerne ce qui nous jugeons devoir rajouter pour corriger une erreur typographique dans le texte original (surtout des ajouts)</text:span></text:p>
      <text:p text:style-name="P71">- <text:span text:style-name="T60">peut concerner une ou plusieurs lettres</text:span></text:p>
      <text:p text:style-name="P71">- <text:span text:style-name="T60">peut s’utiliser seul</text:span></text:p>
      <text:p text:style-name="P71">- <text:span text:style-name="T60">ce qui est stylé en </text:span><text:span text:style-name="T54">typo_reg</text:span><text:span text:style-name="T60"> ne figurera que dans la version normalisée et pas dans la fac-similaire</text:span></text:p>
      <text:p text:style-name="P71"/>
      <text:p text:style-name="P73"><text:tab/><text:span text:style-name="T50">2.1.3. </text:span><text:span text:style-name="T55">&lt;damage&gt;</text:span></text:p>
      <text:p text:style-name="P75"/>
      <text:p text:style-name="P77"><text:span text:style-name="T46">- </text:span><text:span text:style-name="T47">concerne les lettres </text:span><text:span text:style-name="T48">ou passages qui ont été altérés dans le manuscrite témoin sur lequel nous travaillons qui seront restitués</text:span></text:p>
      <text:p text:style-name="P77"><text:span text:style-name="T47">- </text:span><text:span text:style-name="T48">concerne une ou plusieurs lettres</text:span></text:p>
      <text:p text:style-name="P69">- sera présent dans les deux versions</text:p>
      <text:p text:style-name="P81"/>
      <text:p text:style-name="P82">2.2. Particularité typographiques</text:p>
      <text:p text:style-name="P66"/>
      <text:p text:style-name="P74"><text:tab/><text:span text:style-name="T55">2.2.1. </text:span><text:span text:style-name="T53">style_uc</text:span></text:p>
      <text:p text:style-name="P83"><text:soft-page-break/></text:p>
      <text:p text:style-name="P71">- concerne les lettres ou passages écrits <text:span text:style-name="T61">(surtout les titres)</text:span>, dans le manuscrit d’origine, en majuscules</text:p>
      <text:p text:style-name="P72">→<text:span text:style-name="T61"> à ba</text:span>liser en minuscule (retaper le passage si nécessaire) <text:span text:style-name="T61">notamment si le passage comporte d’autres particularités comme des abréviations ou des lettres ramistes</text:span> : c’est le style et sa transformation en XSL qui opéreront la mise en majuscule</text:p>
      <text:p text:style-name="P111"/>
      <text:p text:style-name="P72"><text:span text:style-name="T66"><text:tab/></text:span><text:span text:style-name="T67">2.2.2. </text:span><text:span text:style-name="T66">style_sc</text:span></text:p>
      <text:p text:style-name="P112"/>
      <text:p text:style-name="P71">- concerne les lettres ou passages écrits <text:span text:style-name="T61">(surtout les titres)</text:span>, dans le manuscrit d’origine, en <text:span text:style-name="T61">petites </text:span>majuscules</text:p>
      <text:p text:style-name="P71">→<text:span text:style-name="T61"> à ba</text:span>liser en minuscule (retaper le passage si nécessaire) <text:span text:style-name="T61">notamment si le passage comporte d’autres particularités comme des abréviations ou des lettres ramistes</text:span> : c’est le style et sa transformation en XSL qui opéreront la mise en majuscule</text:p>
      <text:p text:style-name="P7"><text:span text:style-name="typo_5f_orig"><text:span text:style-name="T1"/></text:span></text:p>
      <text:p text:style-name="P9"><text:span text:style-name="typo_5f_orig"><text:span text:style-name="T5"><text:tab/></text:span></text:span><text:span text:style-name="typo_5f_orig"><text:span text:style-name="T6">2.2.3. </text:span></text:span><text:span text:style-name="Police_20_par_20_défaut"><text:span text:style-name="T62">style_i</text:span></text:span></text:p>
      <text:p text:style-name="P39"/>
      <text:p text:style-name="P71">- concerne les lettres ou passages écrits <text:span text:style-name="T61">(surtout les adresses aux personnages)</text:span>, dans le manuscrit d’origine, en <text:span text:style-name="T61">italique</text:span></text:p>
      <text:p text:style-name="P74"><text:span text:style-name="T72">→ à baliser en minuscule (retaper le passage si nécessaire) notamment si le passage comporte d’autres particularités comme des abréviations ou des lettres ramistes : c’est le style et sa transformation en XSL qui opéreront la mise en majuscule</text:span> </text:p>
      <text:p text:style-name="P74"/>
      <text:p text:style-name="P87">2.3. Autres particularités</text:p>
      <text:p text:style-name="P7"><text:span text:style-name="Police_20_par_20_défaut"><text:span text:style-name="T1"/></text:span></text:p>
      <text:p text:style-name="P66"/>
      <text:list xml:id="list2857966334" text:style-name="L3">
        <text:list-header>
          <text:p text:style-name="P20"><text:span text:style-name="T98">2.3.1. </text:span>foreign_ita, foreign_lat, foreign_frm</text:p>
        </text:list-header>
      </text:list>
      <text:p text:style-name="P21"/>
      <text:p text:style-name="P24">- <text:span text:style-name="T73">concerne un </text:span>mot ou expression, <text:span text:style-name="T73">segments en langue étrangère, soit </text:span>qui appartiennent à une langue différente de celle du contexte du document à relire</text:p>
      <text:p text:style-name="P1"><text:span text:style-name="T81">→</text:span><text:span text:style-name="T82"> </text:span><text:span text:style-name="T80">utilisation de la norme ISO 639-2B : </text:span><text:a xlink:type="simple" xlink:href="https://www.loc.gov/standards/iso639-2/php/code_list.php" text:style-name="Internet_20_link" text:visited-style-name="Visited_20_Internet_20_Link"><text:span text:style-name="T85">https://www.loc.gov/standards/iso639-2/php/code_list.php</text:span></text:a></text:p>
      <text:list xml:id="list2541834839" text:style-name="L4">
        <text:list-item>
          <text:p text:style-name="P11">italien : ita</text:p>
        </text:list-item>
        <text:list-item>
          <text:p text:style-name="P11">latin : lat</text:p>
        </text:list-item>
        <text:list-item>
          <text:p text:style-name="P11">moyen-français : frm</text:p>
        </text:list-item>
      </text:list>
      <text:p text:style-name="P28"/>
      <text:p text:style-name="P66"/>
      <text:list xml:id="list1988606948" text:style-name="L5">
        <text:list-header>
          <text:p text:style-name="P95"><text:span text:style-name="T56">2.3.2.</text:span><text:span text:style-name="T53"> </text:span><text:span text:style-name="T68">l</text:span><text:span text:style-name="T69">ettrine</text:span><text:span text:style-name="T68">2, lettrine3, lettrine4, </text:span><text:span text:style-name="T70">etc.</text:span></text:p>
        </text:list-header>
      </text:list>
      <text:p text:style-name="P104"/>
      <text:p text:style-name="P105">- concerne les différentes tailles de lettrines en début de nouvelles</text:p>
      <text:p text:style-name="P105">- le numéro compris dans le balisage du caractère indique sur combien de ligne court la lettrine <text:span text:style-name="T95">(de deux lignes à neuf)</text:span></text:p>
      <text:p text:style-name="P93"/>
      <text:list xml:id="list257537058" text:style-name="L6">
        <text:list-header>
          <text:p text:style-name="P61"><text:span text:style-name="lettrine9"><text:span text:style-name="T17">2.3.3. </text:span></text:span><text:span text:style-name="lettrine9"><text:span text:style-name="T16">cul_de_</text:span></text:span><text:span text:style-name="lettrine9"><text:span text:style-name="T15">lampe</text:span></text:span></text:p>
        </text:list-header>
      </text:list>
      <text:p text:style-name="P9"><text:span text:style-name="lettrine9"><text:span text:style-name="T18"/></text:span></text:p>
      <text:p text:style-name="P9"><text:span text:style-name="lettrine9"><text:span text:style-name="T19">- concerne les passages</text:span></text:span></text:p>
      <text:p text:style-name="P9"><text:span text:style-name="lettrine9"><text:span text:style-name="T20">- ne pas les produire manuellement à l’aide d’espaces insécables</text:span></text:span></text:p>
      <text:p text:style-name="P106"/>
      <text:p text:style-name="P106"/>
      <text:p text:style-name="P107"><text:soft-page-break/></text:p>
      <text:p text:style-name="P108"/>
      <text:p text:style-name="P108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Times New Roman1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italic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fo:color="#ff0000" fo:font-weight="bold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fo:color="#ff0000" fo:font-weight="bold"/>
    </style:style>
    <style:style style:name="l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_3c_p_3e_" style:display-name="&lt;p&gt;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_3c_speaker_3e_" style:display-name="&lt;speaker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26cm 0.026cm 0.002cm" fo:padding="0.049cm" fo:border-left="1.56pt double #ffff00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_3c_figure_3e_" style:display-name="&lt;figure&gt;" style:family="paragraph" style:parent-style-name="Normal">
      <loext:graphic-properties draw:fill="solid" draw:fill-color="#e0c2cd"/>
      <style:paragraph-properties fo:margin-top="0cm" fo:margin-bottom="0cm" loext:contextual-spacing="false" fo:line-height="100%" fo:text-align="center" style:justify-single-word="false" fo:hyphenation-ladder-count="no-limit" fo:background-color="#e0c2cd" fo:padding="0.101cm" fo:border="none"/>
      <style:text-properties style:use-window-font-color="true" fo:font-weight="bold" fo:background-color="transparent" fo:hyphenate="false" fo:hyphenation-remain-char-count="2" fo:hyphenation-push-char-count="2"/>
    </style:style>
    <style:style style:name="titre3" style:family="paragraph" style:parent-style-name="Normal">
      <loext:graphic-properties draw:fill="solid" draw:fill-color="#fff5ce"/>
      <style:paragraph-properties fo:text-align="center" style:justify-single-word="false" fo:background-color="#fff5ce"/>
      <style:text-properties fo:color="#800080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typo_5f_reg" style:display-name="typo_reg" style:family="text">
      <style:text-properties fo:font-variant="normal" fo:text-transform="none" style:use-window-font-color="true" fo:font-weight="bold" fo:background-color="transparent"/>
    </style:style>
    <style:style style:name="typo_5f_orig" style:display-name="typo_orig" style:family="text">
      <style:text-properties fo:font-variant="normal" fo:text-transform="none" style:use-window-font-color="true" fo:font-weight="bold" fo:background-color="transparent"/>
    </style:style>
    <style:style style:name="Police_20_par_20_défaut" style:display-name="Police par défaut" style:family="text"/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ettrine9" style:family="text" style:parent-style-name="Police_20_par_20_défaut">
      <style:text-properties style:use-window-font-color="true" fo:font-weight="bold" fo:background-color="#ffffff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_3c_damage_3e_" style:display-name="&lt;damage&gt;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 style:parent-style-name="Police_20_par_20_défaut">
      <style:text-properties style:use-window-font-color="true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 style:parent-style-name="style_5f_sc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 style:parent-style-name="lettrine2">
      <style:text-properties style:use-window-font-color="true" fo:font-weight="bold" fo:background-color="#ffffff"/>
    </style:style>
    <style:style style:name="foreign_5f_ita" style:display-name="foreign_ita" style:family="text">
      <style:text-properties fo:background-color="#ffffff"/>
    </style:style>
    <style:style style:name="foreign_5f_lat" style:display-name="foreign_lat" style:family="text"/>
    <style:style style:name="foreign_5f_frm" style:display-name="foreign_frm" style:family="text"/>
    <style:style style:name="cul_5f_de_5f_lampe" style:display-name="cul_de_lamp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5:06.731000000</meta:creation-date>
    <dc:date>2019-06-25T14:12:43.665000000</dc:date>
    <meta:editing-duration>PT3H28M37S</meta:editing-duration>
    <meta:editing-cycles>9</meta:editing-cycles>
    <meta:generator>LibreOffice/6.2.4.2$Windows_X86_64 LibreOffice_project/2412653d852ce75f65fbfa83fb7e7b669a126d64</meta:generator>
    <meta:document-statistic meta:table-count="2" meta:image-count="0" meta:object-count="0" meta:page-count="6" meta:paragraph-count="125" meta:word-count="871" meta:character-count="5427" meta:non-whitespace-character-count="4675"/>
  </office:meta>
</office:document-meta>
</file>